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Palladio L" svg:font-family="URW Palladi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style:font-name="URW Palladio L" fo:font-weight="bold" style:font-weight-asian="bold" fo:font-size="14pt" style:font-size-asian="14pt" style:font-size-complex="14pt"/>
    </style:style>
    <style:style style:name="P2" style:parent-style-name="PreformattedText" style:family="paragraph">
      <style:text-properties style:font-name="URW Palladio L"/>
    </style:style>
    <style:style style:name="P3" style:parent-style-name="PreformattedText" style:family="paragraph">
      <style:text-properties style:font-name="URW Palladio L"/>
    </style:style>
    <style:style style:name="P4" style:parent-style-name="PreformattedText" style:family="paragraph">
      <style:text-properties style:font-name="URW Palladio L"/>
    </style:style>
    <style:style style:name="P5" style:parent-style-name="PreformattedText" style:family="paragraph">
      <style:text-properties style:font-name="URW Palladio L"/>
    </style:style>
    <style:style style:name="P6" style:parent-style-name="PreformattedText" style:family="paragraph">
      <style:text-properties style:font-name="URW Palladio L"/>
    </style:style>
    <style:style style:name="P7" style:parent-style-name="PreformattedText" style:family="paragraph">
      <style:text-properties style:font-name="URW Palladio L"/>
    </style:style>
    <style:style style:name="P8" style:parent-style-name="PreformattedText" style:list-style-name="LFO4" style:family="paragraph">
      <style:text-properties style:font-name="URW Palladio L"/>
    </style:style>
    <style:style style:name="P9" style:parent-style-name="PreformattedText" style:list-style-name="LFO4" style:family="paragraph">
      <style:text-properties style:font-name="URW Palladio L"/>
    </style:style>
    <style:style style:name="P10" style:parent-style-name="PreformattedText" style:list-style-name="LFO4" style:family="paragraph">
      <style:text-properties style:font-name="URW Palladio L"/>
    </style:style>
    <style:style style:name="P11" style:parent-style-name="PreformattedText" style:list-style-name="LFO4" style:family="paragraph">
      <style:text-properties style:font-name="URW Palladio L"/>
    </style:style>
    <style:style style:name="P12" style:parent-style-name="PreformattedText" style:list-style-name="LFO4" style:family="paragraph">
      <style:text-properties style:font-name="URW Palladio L"/>
    </style:style>
    <style:style style:name="P13" style:parent-style-name="PreformattedText" style:list-style-name="LFO4" style:family="paragraph">
      <style:text-properties style:font-name="URW Palladio L"/>
    </style:style>
    <style:style style:name="P14" style:parent-style-name="PreformattedText" style:family="paragraph">
      <style:text-properties style:font-name="URW Palladio L"/>
    </style:style>
    <style:style style:name="P15" style:parent-style-name="PreformattedText" style:family="paragraph">
      <style:text-properties style:font-name="URW Palladio L"/>
    </style:style>
    <style:style style:name="P16" style:parent-style-name="PreformattedText" style:list-style-name="LFO5" style:family="paragraph">
      <style:text-properties style:font-name="URW Palladio L"/>
    </style:style>
    <style:style style:name="P17" style:parent-style-name="PreformattedText" style:list-style-name="LFO5" style:family="paragraph">
      <style:text-properties style:font-name="URW Palladio L"/>
    </style:style>
    <style:style style:name="P18" style:parent-style-name="PreformattedText" style:list-style-name="LFO5" style:family="paragraph">
      <style:text-properties style:font-name="URW Palladio L"/>
    </style:style>
    <style:style style:name="P19" style:parent-style-name="PreformattedText" style:list-style-name="LFO5" style:family="paragraph">
      <style:text-properties style:font-name="URW Palladio L"/>
    </style:style>
    <style:style style:name="P20" style:parent-style-name="PreformattedText" style:list-style-name="LFO5" style:family="paragraph">
      <style:text-properties style:font-name="URW Palladio L"/>
    </style:style>
    <style:style style:name="P21" style:parent-style-name="PreformattedText" style:list-style-name="LFO5" style:family="paragraph">
      <style:text-properties style:font-name="URW Palladio L"/>
    </style:style>
    <style:style style:name="P22" style:parent-style-name="PreformattedText" style:family="paragraph">
      <style:text-properties style:font-name="URW Palladio L"/>
    </style:style>
    <style:style style:name="P23" style:parent-style-name="PreformattedText" style:family="paragraph">
      <style:text-properties style:font-name="URW Palladio L"/>
    </style:style>
    <style:style style:name="P24" style:parent-style-name="PreformattedText" style:list-style-name="LFO6" style:family="paragraph">
      <style:text-properties style:font-name="URW Palladio L"/>
    </style:style>
    <style:style style:name="P25" style:parent-style-name="PreformattedText" style:list-style-name="LFO6" style:family="paragraph">
      <style:text-properties style:font-name="URW Palladio L"/>
    </style:style>
    <style:style style:name="P26" style:parent-style-name="PreformattedText" style:list-style-name="LFO6" style:family="paragraph">
      <style:text-properties style:font-name="URW Palladio L"/>
    </style:style>
    <style:style style:name="P27" style:parent-style-name="PreformattedText" style:list-style-name="LFO6" style:family="paragraph">
      <style:text-properties style:font-name="URW Palladio L"/>
    </style:style>
    <style:style style:name="P28" style:parent-style-name="PreformattedText" style:list-style-name="LFO6" style:family="paragraph">
      <style:text-properties style:font-name="URW Palladio L"/>
    </style:style>
    <style:style style:name="P29" style:parent-style-name="PreformattedText" style:list-style-name="LFO6" style:family="paragraph">
      <style:text-properties style:font-name="URW Palladio L"/>
    </style:style>
    <style:style style:name="P30" style:parent-style-name="PreformattedText" style:list-style-name="LFO6" style:family="paragraph">
      <style:text-properties style:font-name="URW Palladio L"/>
    </style:style>
    <style:style style:name="P31" style:parent-style-name="PreformattedText" style:list-style-name="LFO6" style:family="paragraph">
      <style:text-properties style:font-name="URW Palladio L"/>
    </style:style>
    <style:style style:name="P32" style:parent-style-name="PreformattedText" style:list-style-name="LFO6" style:family="paragraph">
      <style:text-properties style:font-name="URW Palladio L"/>
    </style:style>
    <style:style style:name="P33" style:parent-style-name="PreformattedText" style:list-style-name="LFO6" style:family="paragraph">
      <style:text-properties style:font-name="URW Palladio L"/>
    </style:style>
    <style:style style:name="P34" style:parent-style-name="PreformattedText" style:list-style-name="LFO6" style:family="paragraph">
      <style:text-properties style:font-name="URW Palladio L"/>
    </style:style>
    <style:style style:name="P35" style:parent-style-name="PreformattedText" style:list-style-name="LFO6" style:family="paragraph">
      <style:text-properties style:font-name="URW Palladio L"/>
    </style:style>
    <style:style style:name="P36" style:parent-style-name="PreformattedText" style:list-style-name="LFO6" style:family="paragraph">
      <style:text-properties style:font-name="URW Palladio L"/>
    </style:style>
    <style:style style:name="P37" style:parent-style-name="PreformattedText" style:list-style-name="LFO6" style:family="paragraph">
      <style:text-properties style:font-name="URW Palladio L"/>
    </style:style>
    <style:style style:name="P38" style:parent-style-name="PreformattedText" style:list-style-name="LFO6" style:family="paragraph">
      <style:text-properties style:font-name="URW Palladio L"/>
    </style:style>
    <style:style style:name="P39" style:parent-style-name="PreformattedText" style:list-style-name="LFO6" style:family="paragraph">
      <style:text-properties style:font-name="URW Palladio L"/>
    </style:style>
    <style:style style:name="P40" style:parent-style-name="PreformattedText" style:list-style-name="LFO6" style:family="paragraph">
      <style:text-properties style:font-name="URW Palladio L"/>
    </style:style>
    <style:style style:name="P41" style:parent-style-name="PreformattedText" style:list-style-name="LFO6" style:family="paragraph">
      <style:text-properties style:font-name="URW Palladio L"/>
    </style:style>
    <style:style style:name="P42" style:parent-style-name="PreformattedText" style:list-style-name="LFO6" style:family="paragraph">
      <style:text-properties style:font-name="URW Palladio L"/>
    </style:style>
    <style:style style:name="P43" style:parent-style-name="PreformattedText" style:list-style-name="LFO6" style:family="paragraph">
      <style:text-properties style:font-name="URW Palladio L"/>
    </style:style>
    <style:style style:name="P44" style:parent-style-name="PreformattedText" style:list-style-name="LFO6" style:family="paragraph">
      <style:text-properties style:font-name="URW Palladio L"/>
    </style:style>
    <style:style style:name="P45" style:parent-style-name="PreformattedText" style:list-style-name="LFO6" style:family="paragraph">
      <style:text-properties style:font-name="URW Palladio L"/>
    </style:style>
    <style:style style:name="P46" style:parent-style-name="PreformattedText" style:family="paragraph">
      <style:text-properties style:font-name="URW Palladio L"/>
    </style:style>
    <style:style style:name="P47" style:parent-style-name="PreformattedText" style:family="paragraph">
      <style:text-properties style:font-name="URW Palladio L"/>
    </style:style>
    <style:style style:name="P48" style:parent-style-name="PreformattedText" style:list-style-name="LFO7" style:family="paragraph">
      <style:text-properties style:font-name="URW Palladio L"/>
    </style:style>
    <style:style style:name="P49" style:parent-style-name="PreformattedText" style:list-style-name="LFO7" style:family="paragraph">
      <style:text-properties style:font-name="URW Palladio L"/>
    </style:style>
    <style:style style:name="P50" style:parent-style-name="PreformattedText" style:list-style-name="LFO7" style:family="paragraph">
      <style:text-properties style:font-name="URW Palladio L"/>
    </style:style>
    <style:style style:name="P51" style:parent-style-name="PreformattedText" style:list-style-name="LFO7" style:family="paragraph">
      <style:text-properties style:font-name="URW Palladio L"/>
    </style:style>
    <style:style style:name="P52" style:parent-style-name="PreformattedText" style:list-style-name="LFO7" style:family="paragraph">
      <style:text-properties style:font-name="URW Palladio L"/>
    </style:style>
    <style:style style:name="P53" style:parent-style-name="PreformattedText" style:list-style-name="LFO7" style:family="paragraph">
      <style:text-properties style:font-name="URW Palladio L"/>
    </style:style>
    <style:style style:name="P54" style:parent-style-name="PreformattedText" style:list-style-name="LFO7" style:family="paragraph">
      <style:text-properties style:font-name="URW Palladio L"/>
    </style:style>
    <style:style style:name="P55" style:parent-style-name="PreformattedText" style:family="paragraph">
      <style:text-properties style:font-name="URW Palladio L"/>
    </style:style>
    <style:style style:name="P56" style:parent-style-name="PreformattedText" style:family="paragraph">
      <style:text-properties style:font-name="URW Palladio L"/>
    </style:style>
  </office:automatic-styles>
  <office:body>
    <office:text text:use-soft-page-breaks="true">
      <text:p text:style-name="P1">Scope</text:p>
      <text:p text:style-name="P2"/>
      <text:p text:style-name="P3">When starting a project, one of the most important part is setting a scope for that project. The scope is key to the overall success of any project. It gives the developer target to hit and the business or product owner a way of tracking their progress.<text:s/></text:p>
      <text:p text:style-name="P4"/>
      <text:p text:style-name="P5">The scope for this project will be divide into four parts. Each part will have induvial targets. These target will be achieved in steps. The below heading are these steps.<text:s/></text:p>
      <text:p text:style-name="P6"/>
      <text:p text:style-name="P7">Process Raw Data</text:p>
      <text:list text:style-name="LFO4" text:continue-numbering="true">
        <text:list-item>
          <text:p text:style-name="P8">Find data on National Vehicle Test.</text:p>
        </text:list-item>
        <text:list-item>
          <text:p text:style-name="P9">Take that raw data and process into a file format. (csv)</text:p>
          <text:list text:continue-numbering="true">
            <text:list-item>
              <text:p text:style-name="P10">We will use Python to convert the PDF file to csv file.</text:p>
            </text:list-item>
          </text:list>
        </text:list-item>
        <text:list-item>
          <text:p text:style-name="P11">Store that process data in a Relative Database.</text:p>
          <text:list text:continue-numbering="true">
            <text:list-item>
              <text:p text:style-name="P12">This will be done by streaming the dataset though a API.</text:p>
            </text:list-item>
            <text:list-item>
              <text:p text:style-name="P13">Then pass the data from the API into database.</text:p>
            </text:list-item>
          </text:list>
        </text:list-item>
      </text:list>
      <text:p text:style-name="P14"/>
      <text:p text:style-name="P15">Setting up Cluster</text:p>
      <text:list text:style-name="LFO5" text:continue-numbering="true">
        <text:list-item>
          <text:p text:style-name="P16">We will be using 3 laptops’.</text:p>
        </text:list-item>
        <text:list-item>
          <text:p text:style-name="P17">We will use Hadoop as the infrastructure software.</text:p>
        </text:list-item>
        <text:list-item>
          <text:p text:style-name="P18">One laptop will act as the master for the process. The order two will be set as salves.</text:p>
        </text:list-item>
        <text:list-item>
          <text:p text:style-name="P19">Step up the cluster using Hadoop cluster manual.</text:p>
        </text:list-item>
        <text:list-item>
          <text:p text:style-name="P20">Add a fourth piece of hardware to the cluster after setup. (probably a raspberry pie).</text:p>
          <text:list text:continue-numbering="true">
            <text:list-item>
              <text:p text:style-name="P21">This is optional, as we want to see if the fourth device improves processing power over the three ordinal.<text:s/></text:p>
            </text:list-item>
          </text:list>
        </text:list-item>
      </text:list>
      <text:p text:style-name="P22"/>
      <text:p text:style-name="P23">Analysing Data</text:p>
      <text:list text:style-name="LFO6" text:continue-numbering="true">
        <text:list-item>
          <text:p text:style-name="P24">Take data from database into cluster.</text:p>
          <text:list text:continue-numbering="true">
            <text:list-item>
              <text:p text:style-name="P25">We will use a API call to retrieve the current dataset.</text:p>
            </text:list-item>
          </text:list>
        </text:list-item>
        <text:list-item>
          <text:p text:style-name="P26">Run a map reduce algorithm on the dataset.</text:p>
        </text:list-item>
        <text:list-item>
          <text:p text:style-name="P27">These run a number of analysis question we want to run on the data:</text:p>
          <text:list text:continue-numbering="true">
            <text:list-item>
              <text:p text:style-name="P28">Which vehicle is most common to failed.</text:p>
            </text:list-item>
            <text:list-item>
              <text:p text:style-name="P29">Which vehicle is most common to pass.</text:p>
            </text:list-item>
            <text:list-item>
              <text:p text:style-name="P30">What year does the most vehicles fail from?</text:p>
            </text:list-item>
            <text:list-item>
              <text:p text:style-name="P31">Of the vehicles that failed, who many pass the retest?</text:p>
            </text:list-item>
            <text:list-item>
              <text:p text:style-name="P32">What is the most common item a vehicle fails on?</text:p>
            </text:list-item>
            <text:list-item>
              <text:p text:style-name="P33">Which test centre has the best pass rate?</text:p>
            </text:list-item>
            <text:list-item>
              <text:p text:style-name="P34">Which test centre has the worst pass rate.</text:p>
            </text:list-item>
            <text:list-item>
              <text:p text:style-name="P35">Is there a reason for the number of fail items in a test?</text:p>
            </text:list-item>
            <text:list-item>
              <text:p text:style-name="P36">We want to predict the most reliable vehicle?</text:p>
            </text:list-item>
            <text:list-item>
              <text:p text:style-name="P37">Also predict the least reliable?</text:p>
            </text:list-item>
            <text:list-item>
              <text:p text:style-name="P38">Predict which center is going to give you the best chance of passing in the future.</text:p>
            </text:list-item>
            <text:list-item>
              <text:p text:style-name="P39">Also predict which center is going to be the one to avoid.<text:s/></text:p>
            </text:list-item>
          </text:list>
        </text:list-item>
        <text:list-item>
          <text:p text:style-name="P40">Next we will produce a number of graphs of the results.</text:p>
          <text:list text:continue-numbering="true">
            <text:list-item>
              <text:p text:style-name="P41">We will look at two software applications to do this.</text:p>
              <text:list text:continue-numbering="true">
                <text:list-item>
                  <text:p text:style-name="P42">Jupyter</text:p>
                </text:list-item>
                <text:list-item>
                  <text:p text:style-name="P43">Zeppelin.</text:p>
                </text:list-item>
              </text:list>
            </text:list-item>
            <text:list-item>
              <text:p text:style-name="P44">We will produce argument for both software, (pros and cons).</text:p>
            </text:list-item>
            <text:list-item>
              <text:p text:style-name="P45">From the finding we will process the graphs by the technology we think best fits the project.<text:s/></text:p>
            </text:list-item>
          </text:list>
        </text:list-item>
      </text:list>
      <text:p text:style-name="P46"/>
      <text:p text:style-name="P47">Store Results</text:p>
      <text:list text:style-name="LFO7" text:continue-numbering="true">
        <text:list-item>
          <text:p text:style-name="P48">We will take the dataset and graphs from the above analysis and store it on the cloud.</text:p>
          <text:list text:continue-numbering="true">
            <text:list-item>
              <text:p text:style-name="P49">This will be done using the API. We stream the data though API to the cloud.</text:p>
            </text:list-item>
          </text:list>
        </text:list-item>
        <text:list-item>
          <text:p text:style-name="P50">Presented the results in a number of graphs.</text:p>
          <text:list text:continue-numbering="true">
            <text:list-item>
              <text:p text:style-name="P51">Bar chart.</text:p>
            </text:list-item>
            <text:list-item>
              <text:p text:style-name="P52">Histogram</text:p>
            </text:list-item>
            <text:list-item>
              <text:p text:style-name="P53">Scatterplots</text:p>
            </text:list-item>
            <text:list-item>
              <text:p text:style-name="P54">Dot plot.</text:p>
            </text:list-item>
          </text:list>
        </text:list-item>
      </text:list>
      <text:p text:style-name="P55"/>
      <text:p text:style-name="P56">This will be the scope that we will work under for this projec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Palladio L" svg:font-family="URW Palladi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ert scully</dc:creator>
    <meta:creation-date>2017-10-05T09:29:00Z</meta:creation-date>
    <dc:date>2017-10-11T14:14:00Z</dc:date>
    <meta:template xlink:href="Normal" xlink:type="simple"/>
    <meta:editing-cycles>3</meta:editing-cycles>
    <meta:editing-duration>PT60S</meta:editing-duration>
    <meta:document-statistic meta:page-count="1" meta:paragraph-count="5" meta:word-count="390" meta:character-count="2614" meta:row-count="18" meta:non-whitespace-character-count="2229"/>
  </office:meta>
</office:document-meta>
</file>